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f5f5f5">
        <style:background-image/>
      </style:table-row-properties>
    </style:style>
    <style:style style:name="Tableau1.A1" style:family="table-cell">
      <style:table-cell-properties style:vertical-align="middle" fo:padding="0.049cm" fo:border="none"/>
    </style:style>
    <style:style style:name="Tableau1.2" style:family="table-row">
      <style:table-row-properties fo:background-color="#ffffff">
        <style:background-image/>
      </style:table-row-properties>
    </style:style>
    <style:style style:name="P1" style:family="paragraph" style:parent-style-name="Standard">
      <style:paragraph-properties fo:text-align="center" style:justify-single-word="false"/>
      <style:text-properties style:font-name="Lucida Calligraphy" style:text-underline-style="solid" style:text-underline-width="auto" style:text-underline-color="font-color" fo:font-weight="bold" officeooo:rsid="001579d7" officeooo:paragraph-rsid="001579d7" style:font-weight-asian="bold" style:font-weight-complex="bold"/>
    </style:style>
    <style:style style:name="P2" style:family="paragraph" style:parent-style-name="Standard">
      <style:paragraph-properties fo:text-align="start" style:justify-single-word="false"/>
      <style:text-properties style:font-name="Lucida Calligraphy" style:text-underline-style="solid" style:text-underline-width="auto" style:text-underline-color="font-color" fo:font-weight="bold" officeooo:rsid="001579d7" officeooo:paragraph-rsid="001579d7" style:font-weight-asian="bold" style:font-weight-complex="bold"/>
    </style:style>
    <style:style style:name="P3" style:family="paragraph" style:parent-style-name="Standard">
      <style:paragraph-properties fo:text-align="start" style:justify-single-word="false"/>
      <style:text-properties style:font-name="Lucida Calligraphy" style:text-underline-style="none" fo:font-weight="normal" officeooo:rsid="001579d7" officeooo:paragraph-rsid="001579d7" style:font-weight-asian="normal" style:font-weight-complex="normal"/>
    </style:style>
    <style:style style:name="P4" style:family="paragraph" style:parent-style-name="Standard">
      <style:paragraph-properties fo:text-align="start" style:justify-single-word="false"/>
      <style:text-properties style:font-name="Lucida Calligraphy" fo:font-style="normal" style:text-underline-style="solid" style:text-underline-width="auto" style:text-underline-color="font-color" fo:font-weight="bold" officeooo:rsid="001579d7" officeooo:paragraph-rsid="001579d7"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font-name="Lucida Calligraphy" fo:font-style="normal" style:text-underline-style="solid" style:text-underline-width="auto" style:text-underline-color="font-color" fo:font-weight="bold" officeooo:rsid="00176a36" officeooo:paragraph-rsid="00176a36"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Lucida Calligraphy" fo:font-style="normal" style:text-underline-style="solid" style:text-underline-width="auto" style:text-underline-color="font-color" fo:font-weight="bold" officeooo:rsid="0017d162" officeooo:paragraph-rsid="0017d162"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Lucida Calligraphy" fo:font-style="normal" style:text-underline-style="none" fo:font-weight="normal" officeooo:rsid="001579d7" officeooo:paragraph-rsid="001579d7"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Lucida Calligraphy" fo:font-style="normal" style:text-underline-style="none" fo:font-weight="normal" officeooo:rsid="00176a36" officeooo:paragraph-rsid="00176a36"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Lucida Calligraphy" fo:font-style="normal" style:text-underline-style="none" fo:font-weight="normal" officeooo:rsid="0017d162" officeooo:paragraph-rsid="0017d162" style:font-style-asian="normal" style:font-weight-asian="normal" style:font-style-complex="normal" style:font-weight-complex="normal"/>
    </style:style>
    <style:style style:name="P10" style:family="paragraph" style:parent-style-name="Table_20_Contents">
      <style:paragraph-properties fo:margin-left="0cm" fo:margin-right="0cm" fo:margin-top="0cm" fo:margin-bottom="0cm" style:contextual-spacing="false" fo:line-height="150%" fo:text-indent="0cm" style:auto-text-indent="false"/>
    </style:style>
    <style:style style:name="P11" style:family="paragraph" style:parent-style-name="Table_20_Contents">
      <style:paragraph-properties fo:margin-left="0cm" fo:margin-right="0cm" fo:margin-top="0.212cm" fo:margin-bottom="0cm" style:contextual-spacing="false" fo:line-height="150%" fo:text-indent="0cm" style:auto-text-indent="false"/>
    </style:style>
    <style:style style:name="P12" style:family="paragraph" style:parent-style-name="Table_20_Contents" style:list-style-name="L1">
      <style:paragraph-properties fo:margin-left="0cm" fo:margin-right="0cm" fo:margin-top="0cm" fo:margin-bottom="0cm" style:contextual-spacing="false" fo:line-height="150%" fo:text-indent="0cm" style:auto-text-indent="false" fo:padding="0cm" fo:border="none"/>
    </style:style>
    <style:style style:name="P13" style:family="paragraph" style:parent-style-name="Table_20_Contents" style:list-style-name="L1">
      <style:paragraph-properties fo:margin-top="0cm" fo:margin-bottom="0cm" style:contextual-spacing="false" fo:line-height="150%" fo:padding="0cm" fo:border="none"/>
    </style:style>
    <style:style style:name="P14" style:family="paragraph" style:parent-style-name="Table_20_Contents" style:list-style-name="L2">
      <style:paragraph-properties fo:margin-left="0cm" fo:margin-right="0cm" fo:margin-top="0cm" fo:margin-bottom="0cm" style:contextual-spacing="false" fo:line-height="150%" fo:text-indent="0cm" style:auto-text-indent="false" fo:padding="0cm" fo:border="none"/>
    </style:style>
    <style:style style:name="P15" style:family="paragraph" style:parent-style-name="Table_20_Contents" style:list-style-name="L2">
      <style:paragraph-properties fo:margin-top="0cm" fo:margin-bottom="0cm" style:contextual-spacing="false" fo:line-height="150%" fo:padding="0cm" fo:border="none"/>
    </style:style>
    <style:style style:name="T1" style:family="text">
      <style:text-properties officeooo:rsid="00176a36"/>
    </style:style>
    <style:style style:name="T2" style:family="text">
      <style:text-properties fo:color="#7451eb" loext:opacity="100%" style:text-underline-style="solid" style:text-underline-width="auto" style:text-underline-color="font-color"/>
    </style:style>
    <style:style style:name="T3" style:family="text">
      <style:text-properties officeooo:rsid="0017d162"/>
    </style:style>
    <style:style style:name="T4" style:family="text"/>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éez la page d’accueil d’une agence de voyage avec HTML et CSS.</text:p>
      <text:p text:style-name="P3"/>
      <text:p text:style-name="P2">I) Mission :</text:p>
      <text:p text:style-name="P3"/>
      <text:p text:style-name="P3">ℹ️ avant de démarrer sur ce projet :</text:p>
      <text:p text:style-name="P3"/>
      <text:p text:style-name="P3">1. Lire le scénario en entier, chaque section du projet ainsi que les documents fournis ;</text:p>
      <text:p text:style-name="P3">2. Consulter le guide des étapes clés avec des recommandations et des ressources pour organiser le travail ;</text:p>
      <text:p text:style-name="P3">3. Préparer une liste de question pour la prochaine cession de mentorat.</text:p>
      <text:p text:style-name="P3"/>
      <text:p text:style-name="P4">II) Scénario :</text:p>
      <text:p text:style-name="P4"/>
      <text:p text:style-name="P7">Je débute l’alternance en tant que développeur web au sein de la start-up Booki.</text:p>
      <text:p text:style-name="P7"/>
      <text:p text:style-name="P7">L’entreprise souhaite développer un site internet qui permette de trouver des hébergement et des activités dans la ville de leur choix.</text:p>
      <text:p text:style-name="P7"/>
      <text:p text:style-name="P7"><text:span text:style-name="T1">Je suis </text:span>chargé d’intégrer <text:span text:style-name="T1">l’interface du site avec du code HTML et du CSS. Pour cela, je travaillerai en étroite collaboration avec Sarah, la CTO et Loïc l’UI deseigner.</text:span></text:p>
      <text:p text:style-name="P7"/>
      <text:p text:style-name="P8">Sarah envoie un mail pour présenter l’avancée du proje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5">Le mail :</text:p>
      <text:p text:style-name="P8"/>
      <table:table table:name="Tableau1" table:style-name="Tableau1">
        <table:table-column table:style-name="Tableau1.A"/>
        <table:table-row table:style-name="Tableau1.1">
          <table:table-cell table:style-name="Tableau1.A1" office:value-type="string">
            <text:p text:style-name="P10"><text:span text:style-name="Strong_20_Emphasis">Objet</text:span> : Maquettes site Booki<text:line-break/><text:span text:style-name="Strong_20_Emphasis">De</text:span> : Sarah<text:line-break/><text:span text:style-name="Strong_20_Emphasis">À</text:span> : Vous</text:p>
          </table:table-cell>
        </table:table-row>
        <table:table-row table:style-name="Tableau1.2">
          <table:table-cell table:style-name="Tableau1.A1" office:value-type="string">
            <text:p text:style-name="P10">Bonjour,</text:p>
            <text:p text:style-name="P11">Ça y est, Loïc a finalisé les maquettes desktop, tablette et mobile du site ! Tu vas pouvoir les intégrer. Elles sont disponibles en pièces jointes. </text:p>
            <text:p text:style-name="P11">Pour que le projet soit très clair, Loïc et moi t’avons préparé une note de synthèse qui regroupe les spécifications et contraintes techniques à respecter (voir pièce jointe).</text:p>
            <text:p text:style-name="P11">Pour t’aider à démarrer, je t’ai préparé la structure de fichiers du site ainsi qu’une base de code : </text:p>
            <text:list text:style-name="L1">
              <text:list-item>
                <text:p text:style-name="P12">un fichier “index.html” contenant une première base du code HTML que tu devras compléter ;</text:p>
              </text:list-item>
              <text:list-item>
                <text:p text:style-name="P13">un dossier “css” contenant un fichier “style.css” avec une première ébauche du code CSS et que tu devras compléter également ;</text:p>
              </text:list-item>
              <text:list-item>
                <text:p text:style-name="P13">un <text:span text:style-name="Strong_20_Emphasis">dossier “images”</text:span> contenant l’ensemble des images utilisées sur le site.</text:p>
              </text:list-item>
            </text:list>
            <text:p text:style-name="P10"> </text:p>
            <text:p text:style-name="P11">Ce code est déjà un peu fourni et il te donnera les premiers éléments HTML et CSS. Tu peux t’en inspirer pour développer le reste du code, et il faut que tu conserves la même structure de dossiers. Tu devras ensuite m’envoyer ce dossier complet.</text:p>
            <text:p text:style-name="P11">Bon courage pour ce projet, et bonne journée !</text:p>
            <text:p text:style-name="P10">Sarah, CTO @Booki</text:p>
          </table:table-cell>
        </table:table-row>
        <table:table-row table:style-name="Tableau1.1">
          <table:table-cell table:style-name="Tableau1.A1" office:value-type="string">
            <text:p text:style-name="P10"><text:span text:style-name="Strong_20_Emphasis">Pièces jointes</text:span> :</text:p>
            <text:list text:style-name="L2">
              <text:list-item>
                <text:p text:style-name="P14"><text:a xlink:type="simple" xlink:href="https://www.figma.com/file/r9YJyUkpVdrxzBBKGH7reY/Maquettes-Booki-(desktop%2C-mobile%2C-tablette)?node-id=3%3A0&amp;t=YL7QVHueotIL04nL-1" text:style-name="Internet_20_link" text:visited-style-name="Visited_20_Internet_20_Link"><text:span text:style-name="T2">Maquettes du site Booki</text:span></text:a></text:p>
              </text:list-item>
              <text:list-item>
                <text:p text:style-name="P15"><text:a xlink:type="simple" xlink:href="https://course.oc-static.com/projects/Développeur+Web/IW_P3+HTML+CSS+Booki/IW+%3A+React+Booki+-+Note+de+synthese.pdf" text:style-name="Internet_20_link" text:visited-style-name="Visited_20_Internet_20_Link"><text:span text:style-name="T2">Note de synthèse pour intégration du site Booki</text:span></text:a></text:p>
              </text:list-item>
              <text:list-item>
                <text:p text:style-name="P15"><text:a xlink:type="simple" xlink:href="https://github.com/OpenClassrooms-Student-Center/booki-starter-code.git" text:style-name="Internet_20_link" text:visited-style-name="Visited_20_Internet_20_Link"><text:span text:style-name="T2">Base de code</text:span></text:a></text:p>
              </text:list-item>
            </text:list>
          </table:table-cell>
        </table:table-row>
      </table:table>
      <text:p text:style-name="P8"/>
      <text:p text:style-name="P8"/>
      <text:p text:style-name="P6">Les étapes :</text:p>
      <text:p text:style-name="P9"><text:s/>Étape 1 : Mettre en place l’environnement de développement.</text:p>
      <text:p text:style-name="P9">1. éditeur de texte : V</text:p>
      <text:p text:style-name="P9">2. Étape 2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5:24:39.048000000</meta:creation-date>
    <dc:date>2023-03-16T17:16:17.659000000</dc:date>
    <meta:editing-duration>PT1H51M39S</meta:editing-duration>
    <meta:editing-cycles>3</meta:editing-cycles>
    <meta:generator>LibreOffice/7.5.0.3$Windows_X86_64 LibreOffice_project/c21113d003cd3efa8c53188764377a8272d9d6de</meta:generator>
    <meta:document-statistic meta:table-count="1" meta:image-count="0" meta:object-count="0" meta:page-count="2" meta:paragraph-count="32" meta:word-count="383" meta:character-count="2136" meta:non-whitespace-character-count="1785"/>
  </office:meta>
</office:document-meta>
</file>